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IPRange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leIPRange.FileIPRange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PRange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IPRang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PRange.cre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IPRange.FileIPRange( ItemManager itemManager , Logger logger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PRange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